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officeooo:rsid="000741dc" officeooo:paragraph-rsid="000741dc" style:font-size-asian="12pt" style:font-size-complex="12pt"/>
    </style:style>
    <style:style style:name="P2" style:family="paragraph" style:parent-style-name="Standard">
      <style:text-properties style:font-name="Arial" fo:font-size="12pt" officeooo:rsid="0018eeab" officeooo:paragraph-rsid="000741dc" style:font-size-asian="12pt" style:font-size-complex="12pt"/>
    </style:style>
    <style:style style:name="P3" style:family="paragraph" style:parent-style-name="Standard">
      <style:text-properties style:font-name="Arial" fo:font-size="12pt" officeooo:rsid="0007b04b" officeooo:paragraph-rsid="0007b04b" style:font-size-asian="12pt" style:font-size-complex="12pt"/>
    </style:style>
    <style:style style:name="P4" style:family="paragraph" style:parent-style-name="Standard">
      <style:text-properties style:font-name="Arial" fo:font-size="12pt" fo:font-style="italic" officeooo:rsid="000741dc" officeooo:paragraph-rsid="000741dc" style:font-size-asian="12pt" style:font-style-asian="italic" style:font-size-complex="12pt" style:font-style-complex="italic"/>
    </style:style>
    <style:style style:name="P5" style:family="paragraph" style:parent-style-name="Standard">
      <style:text-properties style:font-name="Arial" fo:font-size="12pt" fo:font-style="normal" officeooo:rsid="000741dc" officeooo:paragraph-rsid="000741dc" style:font-size-asian="12pt" style:font-style-asian="normal" style:font-size-complex="12pt" style:font-style-complex="normal"/>
    </style:style>
    <style:style style:name="P6" style:family="paragraph" style:parent-style-name="Standard">
      <style:text-properties fo:font-variant="normal" fo:text-transform="none" fo:color="#222222" style:font-name="Arial" fo:font-size="12pt" fo:letter-spacing="normal" fo:font-style="italic" fo:font-weight="normal" officeooo:rsid="000741dc" officeooo:paragraph-rsid="000741dc" style:font-size-asian="12pt" style:font-style-asian="italic" style:font-size-complex="12pt" style:font-style-complex="italic"/>
    </style:style>
    <style:style style:name="P7" style:family="paragraph" style:parent-style-name="Standard">
      <style:text-properties fo:font-variant="normal" fo:text-transform="none" fo:color="#222222" style:font-name="Arial" fo:font-size="12pt" fo:letter-spacing="normal" fo:font-style="italic" fo:font-weight="normal" officeooo:rsid="0007b04b" officeooo:paragraph-rsid="0007b04b" style:font-size-asian="12pt" style:font-style-asian="italic" style:font-size-complex="12pt" style:font-style-complex="italic"/>
    </style:style>
    <style:style style:name="P8" style:family="paragraph" style:parent-style-name="Standard">
      <style:text-properties fo:font-variant="normal" fo:text-transform="none" fo:color="#222222" style:font-name="Arial" fo:font-size="12pt" fo:letter-spacing="normal" fo:font-style="italic" fo:font-weight="normal" officeooo:rsid="00098ffd" officeooo:paragraph-rsid="00098ffd" style:font-size-asian="12pt" style:font-style-asian="italic" style:font-size-complex="12pt" style:font-style-complex="italic"/>
    </style:style>
    <style:style style:name="P9" style:family="paragraph" style:parent-style-name="Standard">
      <style:text-properties fo:font-variant="normal" fo:text-transform="none" fo:color="#222222" style:font-name="Arial" fo:font-size="12pt" fo:letter-spacing="normal" fo:font-style="normal" fo:font-weight="normal" officeooo:rsid="000741dc" officeooo:paragraph-rsid="000741dc" style:font-size-asian="12pt" style:font-style-asian="normal" style:font-size-complex="12pt" style:font-style-complex="normal"/>
    </style:style>
    <style:style style:name="P10" style:family="paragraph" style:parent-style-name="Standard">
      <style:text-properties fo:font-variant="normal" fo:text-transform="none" fo:color="#222222" style:font-name="Arial" fo:font-size="12pt" fo:letter-spacing="normal" fo:font-style="normal" fo:font-weight="normal" officeooo:rsid="0007b04b" officeooo:paragraph-rsid="000741dc" style:font-size-asian="12pt" style:font-style-asian="normal" style:font-size-complex="12pt" style:font-style-complex="normal"/>
    </style:style>
    <style:style style:name="P11" style:family="paragraph" style:parent-style-name="Standard">
      <style:text-properties fo:font-variant="normal" fo:text-transform="none" fo:color="#222222" style:font-name="Arial" fo:font-size="12pt" fo:letter-spacing="normal" fo:font-style="normal" fo:font-weight="normal" officeooo:rsid="0007b04b" officeooo:paragraph-rsid="0007b04b" style:font-size-asian="12pt" style:font-style-asian="normal" style:font-size-complex="12pt" style:font-style-complex="normal"/>
    </style:style>
    <style:style style:name="P12" style:family="paragraph" style:parent-style-name="Standard">
      <style:text-properties fo:font-variant="normal" fo:text-transform="none" fo:color="#222222" style:font-name="Arial" fo:font-size="12pt" fo:letter-spacing="normal" fo:font-style="normal" fo:font-weight="normal" officeooo:rsid="00091dc2" officeooo:paragraph-rsid="0007b04b" style:font-size-asian="12pt" style:font-style-asian="normal" style:font-size-complex="12pt" style:font-style-complex="normal"/>
    </style:style>
    <style:style style:name="P13" style:family="paragraph" style:parent-style-name="Standard">
      <style:text-properties fo:font-variant="normal" fo:text-transform="none" fo:color="#222222" style:font-name="Arial" fo:font-size="12pt" fo:letter-spacing="normal" fo:font-style="normal" fo:font-weight="normal" officeooo:rsid="00098ffd" officeooo:paragraph-rsid="00098ffd" style:font-size-asian="12pt" style:font-size-complex="12pt"/>
    </style:style>
    <style:style style:name="T1" style:family="text">
      <style:text-properties fo:font-variant="normal" fo:text-transform="none" fo:color="#222222" fo:letter-spacing="normal" fo:font-weight="normal"/>
    </style:style>
    <style:style style:name="T2" style:family="text">
      <style:text-properties fo:font-variant="normal" fo:text-transform="none" fo:color="#222222" fo:letter-spacing="normal" fo:font-weight="normal" officeooo:rsid="0007b04b"/>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style:font-style-asian="normal" style:font-style-complex="normal"/>
    </style:style>
    <style:style style:name="T5" style:family="text">
      <style:text-properties fo:font-variant="normal" fo:text-transform="none" fo:color="#222222" fo:letter-spacing="normal" fo:font-style="normal" fo:font-weight="normal" officeooo:rsid="0018eeab" style:font-style-asian="normal" style:font-style-complex="normal"/>
    </style:style>
    <style:style style:name="T6" style:family="text">
      <style:text-properties fo:font-variant="normal" fo:text-transform="none" fo:color="#222222" fo:letter-spacing="normal" fo:font-style="normal" fo:font-weight="normal" officeooo:rsid="00099557" style:font-style-asian="normal" style:font-style-complex="normal"/>
    </style:style>
    <style:style style:name="T7" style:family="text">
      <style:text-properties fo:font-variant="normal" fo:text-transform="none" fo:color="#222222" fo:letter-spacing="normal" fo:font-style="normal" fo:font-weight="bold"/>
    </style:style>
    <style:style style:name="T8" style:family="text">
      <style:text-properties officeooo:rsid="000995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 SUSAL (Sustainable Alimentation)</text:p>
      <text:p text:style-name="P2"/>
      <text:p text:style-name="P4">Kernidee</text:p>
      <text:p text:style-name="P5">Sustainable Alimentation definiert Nachhaltigkeit im Bezug auf Ernährung neu. Durch nahtlose Integration in die Kreisläufe der Natur und Minimi<text:span text:style-name="T8">e</text:span>rung derselbigen gelingt es, einen neuen Standard für die Lebensmittelproduktion zu setzen. So wird ermöglicht, den Energie- und Transportaufwand gegenüber konventioneller Methoden um ein vielfaches zu reduzieren.</text:p>
      <text:p text:style-name="P2"/>
      <text:p text:style-name="P6">Output/Ziel</text:p>
      <text:p text:style-name="P9">Ziel ist die Schaffung eines kompletten Systems, welches Nährstoffe aus Urin verwertet,</text:p>
      <text:p text:style-name="P5"><text:span text:style-name="T1">geruchsfrei und hygienisch operiert, und einfach zu warten und zu bedienen ist. Ebenfall</text:span><text:span text:style-name="T2">s verfügt das System über Mechanismen, welche die Ausfallsicherheit auf ein hohes Niveau heben. Die zur Herstellung des Systems verwendeten Materialien sind nach Gesichtspunkten der Nachhaltigkeit in Produktion und Entsorgung ausgewählt.</text:span></text:p>
      <text:p text:style-name="P10"/>
      <text:p text:style-name="P7">Hintergrund/Ausgangslage</text:p>
      <text:p text:style-name="P3"><text:span text:style-name="T4">Die durch den Somer 2016 hindurch betrieben Versuchsanlage hat vielversprechende Resultate geliefert.</text:span><text:span text:style-name="T5"> </text:span><text:span text:style-name="T4">Mittels einer Nährlösung aus Urin (Nährstoffe), Wasser, Phosphorsäure (pH-Korrektur) und Bittersalz (zusätzliches Magnesium) wurde bei den Tomatenpflanzungen ein schnelles Wachstum und kräftige schmackhafte Früchte produziert. </text:span><text:span text:style-name="T6">(Link zu SUSAL Webseite, Abschnitt Tomaten Dokumentation)</text:span></text:p>
      <text:p text:style-name="P11"/>
      <text:p text:style-name="P7">Vorgehen/Umsetzung</text:p>
      <text:p text:style-name="P12">In einem ersten Schritt ist für den Sommer 2017 der Betrieb von weiteren Versuchsanlagen geplant.</text:p>
      <text:p text:style-name="P12"/>
      <text:p text:style-name="P8">Verbindung zum Studium</text:p>
      <text:p text:style-name="P13">Mit dem Projekt will ich Fähigkeiten der Koordination und Organisation erlernen und vertiefen. Durch die Einrichtung mehrerer Versuchsanlagen will ich dezentrales kooperatives Arbeiten als Methode verwenden, da dies eine essentielle Fähigkeit in der immer vernetzter und dynamischer werdenden Gesellschaft ist. Durch die Betätigung in einem postindustriellen Arbeitsfeld will ich sozialen Einfluss ausüben und die Art und Weise der Nahrungsmittelproduktion sowie die Wahrnehmung der Ernährung an sich nachhaltig beeinflussen.</text:p>
      <text:p text:style-name="P13"/>
      <text:p text:style-name="P8">Dokumentation</text:p>
      <text:p text:style-name="P13">Die technische und konzeptionelle Dokumentation wird auf mittels GitHub bewerkstelligt.</text:p>
      <text:p text:style-name="P13">Zur Erreichung einer breiteren Öffentlichkeit wird zusätzlich ein Instagram Kanal verwendet, dieser enthält präsentable Fotos der Versuchanlagen und dem jeweils erzielten Fortschritt.</text:p>
      <text:p text:style-name="P13"/>
      <text:p text:style-name="P13">------------------------------------------</text:p>
      <text:p text:style-name="P13"/>
      <text:p text:style-name="P2"><text:span text:style-name="T7">Kernidee </text:span><text:span text:style-name="T3">(1-3 Sätze): Mit welcher Lösung reagierst Du auf welches Problem? Was ist das, was Deine Lösung für dieses Problem besonders wertvoll macht?</text:span><text:line-break/><text:line-break/><text:span text:style-name="T7">Output/Ziel</text:span><text:span text:style-name="T3">: Was steht am Ende des Projektes? Ein Druck-Verfahren? Ein 3D-Drucker? Ein Metallguss-Verfahren? Eine Reihe von Schmuckstücken? Damit definierst Du ansatzweise, was Teil des Projektes ist, und was nicht.</text:span><text:line-break/><text:line-break/><text:span text:style-name="T7">Hintergrund/Ausgangslage</text:span><text:span text:style-name="T3">: Wo stehst Du zu Beginn des Projektes? Worauf baust Du </text:span><text:soft-page-break/><text:span text:style-name="T3">auf? Welches Wissen aus welchen Feldern ist für Dich relevant? Hier gehören für mich auch die zwei ersten Abschnitte aus Deinem Konzeptentwurf rein.</text:span><text:line-break/><text:line-break/><text:span text:style-name="T7">Vorgehen/Umsetzung</text:span><text:span text:style-name="T3">: Wie kommst Du vom Ausgangspunkt zum Projektziel? Wie sieht Deine Projektplanung im Moment aus? Welche Arbeitsschritte sind nötig? Wann willst Du fertig sein? Gibt es Milestones, die Du definieren kannst? Gibt es ein Projektteam? Wie organisiert ihr euch?</text:span><text:line-break/><text:line-break/><text:span text:style-name="T7">Verbindung zum Studium</text:span><text:span text:style-name="T3">: Eigene Fragestellung(en), Lernziele. Warum gehört dieses Projekt zu Deinem HyperWerk-Studium?</text:span><text:line-break/><text:line-break/><text:span text:style-name="T7">Dokumentation</text:span><text:span text:style-name="T3">: Überlege Dir bei der Dokumentation neben den Kanälen, die Du bereits beschreibst, auch, welche Aspekte Du dokumentieren willst. Für ein Open Source Projekt ist es wichtig, dass die technischen Entscheidungen nachvollziehbar sind (damit Leute damit weiterarbeiten können). Welche Aspekte willst Du für Dich, für Deinen eigenen Lernprozess, Dein Portfolio dokumentieren? Wie machst Du das am be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7:35:53.236058604</meta:creation-date>
    <dc:date>2017-01-23T12:02:17.134123385</dc:date>
    <meta:editing-duration>PT34M28S</meta:editing-duration>
    <meta:editing-cycles>5</meta:editing-cycles>
    <meta:generator>LibreOffice/5.1.2.2$Linux_X86_64 LibreOffice_project/10m0$Build-2</meta:generator>
    <meta:document-statistic meta:table-count="0" meta:image-count="0" meta:object-count="0" meta:page-count="2" meta:paragraph-count="17" meta:word-count="467" meta:character-count="3630" meta:non-whitespace-character-count="3175"/>
  </office:meta>
</office:document-meta>
</file>